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" svg:font-family="A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" fo:font-size="24pt" fo:font-weight="bold" officeooo:rsid="001862a2" officeooo:paragraph-rsid="001862a2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" fo:font-size="14pt" fo:font-weight="normal" officeooo:rsid="001862a2" officeooo:paragraph-rsid="001862a2" style:font-size-asian="12.25pt" style:font-weight-asian="normal" style:font-size-complex="14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Aria" fo:font-size="14pt" fo:font-weight="normal" officeooo:rsid="001862a2" officeooo:paragraph-rsid="001862a2" style:font-size-asian="12.25pt" style:font-weight-asian="normal" style:font-size-complex="14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Aria" fo:font-size="14pt" fo:font-weight="normal" officeooo:rsid="001f68c7" officeooo:paragraph-rsid="00281e03" style:font-size-asian="12.25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Aria" fo:font-size="14pt" fo:font-weight="normal" officeooo:rsid="00281e03" officeooo:paragraph-rsid="00281e03" style:font-size-asian="12.25pt" style:font-weight-asian="normal" style:font-size-complex="14pt" style:font-weight-complex="normal"/>
    </style:style>
    <style:style style:name="T1" style:family="text">
      <style:text-properties officeooo:rsid="0019a4fa"/>
    </style:style>
    <style:style style:name="T2" style:family="text">
      <style:text-properties officeooo:rsid="001f68c7"/>
    </style:style>
    <style:style style:name="T3" style:family="text">
      <style:text-properties officeooo:rsid="00281e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</text:p>
      <text:p text:style-name="P2"/>
      <text:list xml:id="list3465279500" text:style-name="L2">
        <text:list-header>
          <text:p text:style-name="P3">The <text:span text:style-name="T1">student</text:span> must be able to:</text:p>
          <text:p text:style-name="P3"/>
          <text:list>
            <text:list-item>
              <text:p text:style-name="P3">Login to the system.</text:p>
            </text:list-item>
            <text:list-item>
              <text:p text:style-name="P3">View <text:span text:style-name="T2">personal information, </text:span>attendance, marks, grades, transcript, fee and courses to be offered.</text:p>
            </text:list-item>
            <text:list-item>
              <text:p text:style-name="P3">Should be able to register courses.</text:p>
            </text:list-item>
            <text:list-item>
              <text:p text:style-name="P3">Should be able to access personal timetable based on registered courses.</text:p>
            </text:list-item>
            <text:list-item>
              <text:p text:style-name="P5">Should be able to give feedback of professors.</text:p>
            </text:list-item>
            <text:list-item>
              <text:p text:style-name="P4">Communicate with <text:span text:style-name="T3">professors</text:span> through email. <text:s text:c="18"/><text:tab/></text:p>
            </text:list-item>
          </text:list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" svg:font-family="A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2.2.2$Linux_X86_64 LibreOffice_project/20$Build-2</meta:generator>
    <dc:date>2023-05-06T19:30:54.623415716</dc:date>
    <meta:editing-duration>PT1H36M13S</meta:editing-duration>
    <meta:editing-cycles>6</meta:editing-cycles>
    <meta:document-statistic meta:table-count="0" meta:image-count="0" meta:object-count="0" meta:page-count="1" meta:paragraph-count="9" meta:word-count="62" meta:character-count="379" meta:non-whitespace-character-count="313"/>
  </office:meta>
</office:document-meta>
</file>